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US 1595 Perfect Sequence 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25T15:59:00.99" text:fixed="true">2012-09-25</text:date></text:p>
      <text:p text:style-name="Standard">題目鏈接：TIMUS 1595</text:p>
      <text:h text:style-name="Heading_20_2" text:outline-level="2">題目大意</text:h>
      <text:p text:style-name="Standard"><text:tab/>要求構造一個滿足如下條件的序列：</text:p>
      <text:p text:style-name="Standard"><text:tab/><text:tab/>1.包含數字1..N(N&lt;=250000)</text:p>
      <text:p text:style-name="Standard"><text:tab/><text:tab/>2.長度不超過2*N</text:p>
      <text:p text:style-name="Standard"><text:tab/><text:tab/>3.所有的數字都是不同的且小於10^13</text:p>
      <text:p text:style-name="Standard"><text:tab/><text:tab/>4.前K個數字的和能夠被K整除</text:p>
      <text:h text:style-name="Heading_20_2" text:outline-level="2">算法分析</text:h>
      <text:p text:style-name="Standard"><text:tab/>如果設前i個數字的和爲S_i,那麼必然有S_i mod i = 0.由於S_i單調增，所以問題也就等同於找出一個沒有出現過的q=(S_i-S_i-1)。這樣必然會在2*N-1的長度內構造出該序列<text:note text:id="ftn0" text:note-class="footnote"><text:note-citation>1</text:note-citation><text:note-body><text:p text:style-name="Footnote">測試結果如此，沒有經過證明。</text:p></text:note-body></text:note>。設S_i=min(i*p(i*p&gt;S_i-1))。如果S_i小於N,那麼可以直接hash,否則可以記錄一個之前選取的大於N的數字中最小的數，對於每次大於N的情況，選取這個大於這個數字的i*p就不會有重複，N的範圍相比於10^13還是微不足道的。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TMUS 1595</text:p>
            <text:p text:style-name="Table_20_Contents"><text:s text:c="2"/>gestapolur</text:p>
            <text:p text:style-name="Table_20_Contents"><text:s text:c="2"/>ACCEPTED</text:p>
            <text:p text:style-name="Table_20_Contents"><text:s text:c="2"/>2012-09-25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define MAXN 250013</text:p>
            <text:p text:style-name="Table_20_Contents"/>
            <text:p text:style-name="Table_20_Contents">long long a[ 2 * MAXN ];</text:p>
            <text:p text:style-name="Table_20_Contents">int n , m ;</text:p>
            <text:p text:style-name="Table_20_Contents">long long sum;</text:p>
            <text:p text:style-name="Table_20_Contents">bool h[ MAXN ];</text:p>
            <text:p text:style-name="Table_20_Contents"/>
            <text:p text:style-name="Table_20_Contents">int min( int a , int b ){ return a &lt; b ? a : b ;}</text:p>
            <text:p text:style-name="Table_20_Contents"/>
            <text:p text:style-name="Table_20_Contents">void constr()</text:p>
            <text:p text:style-name="Table_20_Contents">{</text:p>
            <text:p text:style-name="Table_20_Contents"><text:s text:c="2"/>int cnt = 2 , k = 2;</text:p>
            <text:p text:style-name="Table_20_Contents"><text:s text:c="2"/>long long t , i , bigmin = n + 1;</text:p>
            <text:p text:style-name="Table_20_Contents"><text:soft-page-break/><text:s text:c="2"/>//memset( h , false , sizeof( h ) );</text:p>
            <text:p text:style-name="Table_20_Contents"><text:s text:c="2"/>h[ 1 ] = true;</text:p>
            <text:p text:style-name="Table_20_Contents"><text:s text:c="2"/>sum = 1;</text:p>
            <text:p text:style-name="Table_20_Contents"><text:s text:c="2"/>a[ 1 ] = 1;</text:p>
            <text:p text:style-name="Table_20_Contents"><text:s text:c="2"/>while( cnt &lt;= n )</text:p>
            <text:p text:style-name="Table_20_Contents"><text:s text:c="4"/>{</text:p>
            <text:p text:style-name="Table_20_Contents"><text:s text:c="6"/>i = sum / k + 1;</text:p>
            <text:p text:style-name="Table_20_Contents"><text:s text:c="6"/>while( i * k - sum &lt;= n and h[ i * k - sum ] ) ++ i;</text:p>
            <text:p text:style-name="Table_20_Contents"><text:s text:c="6"/>t = i * k - sum;</text:p>
            <text:p text:style-name="Table_20_Contents"><text:s text:c="6"/>if( t &gt; n )</text:p>
            <text:p text:style-name="Table_20_Contents"><text:tab/>{</text:p>
            <text:p text:style-name="Table_20_Contents"><text:tab/> <text:s/>while( t &lt; bigmin ) t += k;</text:p>
            <text:p text:style-name="Table_20_Contents"><text:tab/> <text:s/>bigmin = t;</text:p>
            <text:p text:style-name="Table_20_Contents"><text:tab/>}</text:p>
            <text:p text:style-name="Table_20_Contents"><text:s text:c="6"/>sum = i * k;</text:p>
            <text:p text:style-name="Table_20_Contents"><text:s text:c="6"/>a[ k ++ ] = t;</text:p>
            <text:p text:style-name="Table_20_Contents"><text:s text:c="6"/>if( t &lt;= n ) { ++ cnt; h[ t ] = true;}</text:p>
            <text:p text:style-name="Table_20_Contents"><text:s text:c="4"/>}</text:p>
            <text:p text:style-name="Table_20_Contents"><text:s text:c="2"/>m = k - 1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scanf( "%d" , &amp;n );</text:p>
            <text:p text:style-name="Table_20_Contents"><text:s text:c="2"/>constr();</text:p>
            <text:p text:style-name="Table_20_Contents"><text:s text:c="2"/>for( int i = 1 ; i &lt;= m ; ++ i ) printf("%lld " , a[ i ] ); printf("\n");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25T16:26:22</dc:date>
    <dc:creator>csuacm </dc:creator>
    <meta:editing-duration>PT39M14S</meta:editing-duration>
    <meta:editing-cycles>13</meta:editing-cycles>
    <meta:generator>LibreOffice/3.5$Linux_x86 LibreOffice_project/350m1$Build-2</meta:generator>
    <meta:document-statistic meta:table-count="1" meta:image-count="0" meta:object-count="0" meta:page-count="2" meta:paragraph-count="61" meta:word-count="269" meta:character-count="1260" meta:non-whitespace-character-count="991"/>
  </office:meta>
</office:document-meta>
</file>